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color="#158466" loext:opacity="100%" fo:font-size="16pt" fo:font-weight="normal" officeooo:rsid="00131689" officeooo:paragraph-rsid="00131689" style:font-size-asian="16pt" style:font-weight-asian="normal" style:font-size-complex="16pt" style:font-weight-complex="normal"/>
    </style:style>
    <style:style style:name="P2" style:family="paragraph" style:parent-style-name="Heading_20_3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Heading_20_3">
      <style:paragraph-properties fo:text-align="start" style:justify-single-word="false"/>
      <style:text-properties fo:font-size="32pt" fo:font-weight="normal" style:font-size-asian="32pt" style:font-weight-asian="normal" style:font-size-complex="3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22pt" fo:font-weight="normal" officeooo:rsid="00075d92" officeooo:paragraph-rsid="00075d92" style:font-size-asian="22pt" style:font-weight-asian="normal" style:font-size-complex="2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6pt" fo:font-weight="normal" officeooo:rsid="00075d92" officeooo:paragraph-rsid="00075d92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6pt" fo:font-weight="normal" officeooo:rsid="000aea8e" officeooo:paragraph-rsid="000aea8e" style:font-size-asian="16pt" style:font-weight-asian="normal" style:font-size-complex="16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font-weight="normal" officeooo:rsid="000aea8e" officeooo:paragraph-rsid="000aea8e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22pt" fo:font-weight="normal" officeooo:rsid="00091df5" officeooo:paragraph-rsid="00091df5" style:font-size-asian="22pt" style:font-weight-asian="normal" style:font-size-complex="2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6pt" fo:font-weight="normal" officeooo:rsid="00075d92" officeooo:paragraph-rsid="00091df5" style:font-size-asian="16pt" style:font-weight-asian="normal" style:font-size-complex="16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6pt" fo:font-weight="normal" officeooo:rsid="000cc715" officeooo:paragraph-rsid="000cc715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4pt" fo:font-weight="normal" officeooo:rsid="00075d92" officeooo:paragraph-rsid="00091df5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6pt" fo:font-weight="normal" officeooo:rsid="000bae5a" officeooo:paragraph-rsid="00105e0d" style:font-size-asian="16pt" style:font-weight-asian="normal" style:font-size-complex="16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6pt" fo:font-weight="normal" officeooo:rsid="000bae5a" officeooo:paragraph-rsid="000bae5a" style:font-size-asian="16pt" style:font-weight-asian="normal" style:font-size-complex="16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6pt" fo:font-weight="normal" officeooo:rsid="000bae5a" officeooo:paragraph-rsid="000cc715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158466" loext:opacity="100%" fo:font-size="16pt" fo:font-weight="normal" officeooo:rsid="000cc715" officeooo:paragraph-rsid="000cc715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4pt" fo:font-weight="normal" officeooo:rsid="00075d92" officeooo:paragraph-rsid="000cc715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ff4000" loext:opacity="100%" fo:font-size="14pt" fo:font-weight="normal" officeooo:rsid="00075d92" officeooo:paragraph-rsid="000cc715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158466" loext:opacity="100%" fo:font-size="16pt" fo:font-weight="normal" officeooo:rsid="000bae5a" officeooo:paragraph-rsid="000cc715" style:font-size-asian="16pt" style:font-weight-asian="normal" style:font-size-complex="16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000000" loext:opacity="100%" fo:font-size="22pt" fo:font-weight="normal" officeooo:rsid="000e9972" officeooo:paragraph-rsid="000e9972" style:font-size-asian="22pt" style:font-weight-asian="normal" style:font-size-complex="2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0e9972" officeooo:paragraph-rsid="000e9972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6pt" fo:font-weight="normal" officeooo:rsid="00075d92" officeooo:paragraph-rsid="000edd2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00a933" loext:opacity="100%" fo:font-size="16pt" fo:font-weight="normal" officeooo:rsid="000edd23" officeooo:paragraph-rsid="000e9972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0edd23" officeooo:paragraph-rsid="000edd23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fo:font-size="14pt" fo:font-weight="normal" officeooo:rsid="000edd23" officeooo:paragraph-rsid="000edd23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color="#00a933" loext:opacity="100%" fo:font-size="14pt" fo:font-weight="normal" officeooo:rsid="000edd23" officeooo:paragraph-rsid="000edd23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0edd23" officeooo:paragraph-rsid="00105e0d" style:font-size-asian="16pt" style:font-weight-asian="normal" style:font-size-complex="16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6pt" fo:font-weight="normal" officeooo:rsid="00075d92" officeooo:paragraph-rsid="00105e0d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075d92" officeooo:paragraph-rsid="00105e0d" style:font-size-asian="16pt" style:font-weight-asian="normal" style:font-size-complex="16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105e0d" officeooo:paragraph-rsid="00105e0d" style:font-size-asian="16pt" style:font-weight-asian="normal" style:font-size-complex="16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11e6b9" officeooo:paragraph-rsid="0011e6b9" style:font-size-asian="16pt" style:font-weight-asian="normal" style:font-size-complex="16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color="#000000" loext:opacity="100%" fo:font-size="14pt" fo:font-weight="normal" officeooo:rsid="0011e6b9" officeooo:paragraph-rsid="0011e6b9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ff0000" loext:opacity="100%" fo:font-size="14pt" fo:font-weight="normal" officeooo:rsid="0011e6b9" officeooo:paragraph-rsid="0011e6b9" style:font-size-asian="14pt" style:font-weight-asian="normal" style:font-size-complex="14pt" style:font-weight-complex="normal"/>
    </style:style>
    <style:style style:name="T1" style:family="text">
      <style:text-properties officeooo:rsid="00075d92"/>
    </style:style>
    <style:style style:name="T2" style:family="text">
      <style:text-properties officeooo:rsid="00091df5"/>
    </style:style>
    <style:style style:name="T3" style:family="text">
      <style:text-properties fo:color="#ff4000" loext:opacity="100%" officeooo:rsid="00091df5"/>
    </style:style>
    <style:style style:name="T4" style:family="text">
      <style:text-properties fo:color="#ff4000" loext:opacity="100%" officeooo:rsid="0013ac04"/>
    </style:style>
    <style:style style:name="T5" style:family="text">
      <style:text-properties fo:color="#ff4000" loext:opacity="100%"/>
    </style:style>
    <style:style style:name="T6" style:family="text">
      <style:text-properties fo:color="#ff4000" loext:opacity="100%" officeooo:rsid="000cc715"/>
    </style:style>
    <style:style style:name="T7" style:family="text">
      <style:text-properties fo:color="#2a6099" loext:opacity="100%" officeooo:rsid="000cc715"/>
    </style:style>
    <style:style style:name="T8" style:family="text">
      <style:text-properties fo:color="#2a6099" loext:opacity="100%"/>
    </style:style>
    <style:style style:name="T9" style:family="text">
      <style:text-properties fo:color="#000000" loext:opacity="100%" officeooo:rsid="00075d92"/>
    </style:style>
    <style:style style:name="T10" style:family="text">
      <style:text-properties officeooo:rsid="000cc715"/>
    </style:style>
    <style:style style:name="T11" style:family="text">
      <style:text-properties fo:color="#158466" loext:opacity="100%" officeooo:rsid="000cc715"/>
    </style:style>
    <style:style style:name="T12" style:family="text">
      <style:text-properties fo:color="#158466" loext:opacity="100%"/>
    </style:style>
    <style:style style:name="T13" style:family="text">
      <style:text-properties officeooo:rsid="000edd23"/>
    </style:style>
    <style:style style:name="T14" style:family="text">
      <style:text-properties fo:color="#00a933" loext:opacity="100%" officeooo:rsid="000edd23"/>
    </style:style>
    <style:style style:name="T15" style:family="text">
      <style:text-properties fo:color="#3465a4" loext:opacity="100%"/>
    </style:style>
    <style:style style:name="T16" style:family="text">
      <style:text-properties fo:color="#00a933" loext:opacity="100%"/>
    </style:style>
    <style:style style:name="T17" style:family="text">
      <style:text-properties fo:color="#ff0000" loext:opacity="100%"/>
    </style:style>
    <style:style style:name="T18" style:family="text">
      <style:text-properties officeooo:rsid="00105e0d"/>
    </style:style>
    <style:style style:name="T19" style:family="text">
      <style:text-properties fo:color="#ff0000" loext:opacity="100%" officeooo:rsid="00105e0d"/>
    </style:style>
    <style:style style:name="T20" style:family="text">
      <style:text-properties fo:color="#780373" loext:opacity="100%"/>
    </style:style>
    <style:style style:name="T21" style:family="text">
      <style:text-properties fo:color="#158466" loext:opacity="100%" officeooo:rsid="00105e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our tous changement attention au cookie de votre navigateur car ne pourrais pas vous montrer le schangement effectué alors qu’il sont fait</text:h>
      <text:h text:style-name="P1" text:outline-level="3">Il faut donc enlever les cookies (Fichiers et pages en cache temporaire) </text:h>
      <text:h text:style-name="P2" text:outline-level="3"/>
      <text:h text:style-name="P3" text:outline-level="3"><text:span text:style-name="T1">Les blocs de </text:span>Mon engagement</text:h>
      <text:p text:style-name="P4"/>
      <text:p text:style-name="P5">Modifier le texte des blocs « avant que la souris passe dessus »</text:p>
      <text:p text:style-name="P6"/>
      <text:p text:style-name="P6">Vous devez :</text:p>
      <text:p text:style-name="P6">- aller dans le fichier index</text:p>
      <text:p text:style-name="P6">- <text:span text:style-name="T2">chercher le mots «engagement-block» avec ctr + f</text:span></text:p>
      <text:p text:style-name="P6">- <text:span text:style-name="T2">modifier </text:span><text:span text:style-name="T3">les texte</text:span><text:span text:style-name="T4">s</text:span><text:span text:style-name="T3"> qui sont afficher a gauche </text:span><text:span text:style-name="T2">selon ceux voulue</text:span></text:p>
      <text:p text:style-name="P7">exemple :</text:p>
      <text:p text:style-name="P7"/>
      <text:p text:style-name="P8">&lt;div class="align-video-boxes"&gt;</text:p>
      <text:p text:style-name="P8"><text:s text:c="6"/>&lt;!-- Tous les blocs engagements --&gt;</text:p>
      <text:p text:style-name="P8"><text:s text:c="4"/>&lt;div class="engagement-block"&gt;<text:span text:style-name="T5">Innovation</text:span>&lt;/div&gt;</text:p>
      <text:p text:style-name="P8"><text:s text:c="4"/>&lt;div class="engagement-block"&gt;<text:span text:style-name="T5">Durabilité</text:span>&lt;/div&gt;</text:p>
      <text:p text:style-name="P8"><text:s text:c="4"/>&lt;div class="engagement-block"&gt;<text:span text:style-name="T5">Simplicité</text:span>&lt;/div&gt;</text:p>
      <text:p text:style-name="P8"><text:s text:c="4"/>&lt;div class="engagement-block"&gt;<text:span text:style-name="T5">Esthétique</text:span>&lt;/div&gt;</text:p>
      <text:p text:style-name="P8"><text:s text:c="4"/>&lt;div class="engagement-block"&gt;<text:span text:style-name="T5">Collaboration</text:span>&lt;/div&gt;</text:p>
      <text:p text:style-name="P8"><text:s text:c="4"/>&lt;div class="engagement-block"&gt;<text:span text:style-name="T5">Technologie</text:span>&lt;/div&gt;</text:p>
      <text:p text:style-name="P8"><text:s text:c="4"/>&lt;div class="engagement-block"&gt;<text:span text:style-name="T5">Responsabilité</text:span>&lt;/div&gt;</text:p>
      <text:p text:style-name="P8"><text:s text:c="4"/>&lt;div class="engagement-block"&gt;<text:span text:style-name="T5">Adaptabilité</text:span>&lt;/div&gt;</text:p>
      <text:p text:style-name="P8"><text:s text:c="4"/>&lt;div class="engagement-block"&gt;<text:span text:style-name="T5">Performance</text:span>&lt;/div&gt;</text:p>
      <text:p text:style-name="P8"><text:soft-page-break/><text:s text:c="4"/>&lt;div class="engagement-block"&gt;<text:span text:style-name="T5">Éthique</text:span>&lt;/div&gt;</text:p>
      <text:p text:style-name="P8">&lt;/div&gt;</text:p>
      <text:p text:style-name="P8"/>
      <text:p text:style-name="P9">Modifier le texte <text:span text:style-name="T1">« </text:span>après<text:span text:style-name="T1"> que la souris passe dessus »</text:span></text:p>
      <text:p text:style-name="P10">Vous devez :</text:p>
      <text:p text:style-name="P10">- aller dans le fichier <text:span text:style-name="T2">texte_Block.js (qui est dans : js/texte_Block.js)</text:span></text:p>
      <text:p text:style-name="P10">- <text:span text:style-name="T2">chercher le mots «const extraTexts» avec ctr + f</text:span></text:p>
      <text:p text:style-name="P10">- <text:span text:style-name="T2">modifier </text:span><text:span text:style-name="T3">les texte qui sont afficher </text:span><text:span text:style-name="T6">en dessous</text:span><text:span text:style-name="T3"> </text:span><text:span text:style-name="T2">selon ceux voulue</text:span></text:p>
      <text:p text:style-name="P11">exemple :</text:p>
      <text:p text:style-name="P12">const extraTexts = [</text:p>
      <text:p text:style-name="P12"><text:s text:c="8"/>"<text:span text:style-name="T5">Pousser les limites de la créativité et proposer des solutions nouvelles avant-gardistes.</text:span>",</text:p>
      <text:p text:style-name="P12"><text:s text:c="8"/>"<text:span text:style-name="T5">Concevoir des produits éco-responsables avec des matériaux durables en optimisant les processus de fabrication.</text:span>",</text:p>
      <text:p text:style-name="P12"><text:s text:c="8"/>"<text:span text:style-name="T5">Créer et concevoir des ''solutions fonctionnelles et faciles à utiliser.</text:span>",</text:p>
      <text:p text:style-name="P12"><text:s text:c="8"/>"<text:span text:style-name="T5">Créer des produits distinctifs aux détails soignés.</text:span>",</text:p>
      <text:p text:style-name="P12"><text:s text:c="8"/>"<text:span text:style-name="T5">Co-créer avec les clients et les partenaires des solutions adaptées aux contraintes identifiées.</text:span>",</text:p>
      <text:p text:style-name="P12"><text:s text:c="8"/>"<text:span text:style-name="T5">Intégrer des technologies innovantes pour optimiser la conception des produits.</text:span>",</text:p>
      <text:p text:style-name="P12"><text:s text:c="8"/>"<text:span text:style-name="T5">Livrer des produits de qualité en respectant les délais et les budgets.</text:span>",</text:p>
      <text:p text:style-name="P12"><text:s text:c="8"/>"<text:span text:style-name="T5">S’adapter aux évolutions du marché et aux exigences spécifiques de chaque projet.</text:span>",</text:p>
      <text:p text:style-name="P12"><text:s text:c="8"/>"<text:span text:style-name="T5">Concevoir des produits non seulement esthétiques, mais aussi performants et durables.</text:span>",</text:p>
      <text:p text:style-name="P12"><text:s text:c="8"/>"<text:span text:style-name="T5">Co-créer avec transparence et intégrité, en respectant les normes de qualité et de sécurité.</text:span>"</text:p>
      <text:p text:style-name="P12"><text:s text:c="4"/>];</text:p>
      <text:p text:style-name="P10"/>
      <text:p text:style-name="P13"><text:soft-page-break/>! <text:span text:style-name="T7">chaque</text:span><text:span text:style-name="T8"> ligne équivaux a un bloc </text:span><text:span text:style-name="T7">différents</text:span> ( le texte du blocs ce termine avec «,» qui est après les «<text:span text:style-name="T9">"</text:span>» qui d<text:span text:style-name="T10">é</text:span>mare si il y a un bloc suivant et fini le texte des blocs)</text:p>
      <text:p text:style-name="P14"/>
      <text:p text:style-name="P15"><text:span text:style-name="T11">N</text:span><text:span text:style-name="T12">e pas </text:span><text:span text:style-name="T11">sauter</text:span><text:span text:style-name="T12"> de </text:span><text:span text:style-name="T11">ligne </text:span><text:span text:style-name="T12">dans le texte</text:span></text:p>
      <text:p text:style-name="P16">exemple :</text:p>
      <text:p text:style-name="P17">"<text:span text:style-name="T5">Co-créer avec </text:span></text:p>
      <text:p text:style-name="P18">transparence et intégrité,</text:p>
      <text:p text:style-name="P18">en respectant les normes</text:p>
      <text:p text:style-name="P17"><text:span text:style-name="T5">de qualité et de sécurité.</text:span>"</text:p>
      <text:p text:style-name="P17"/>
      <text:p text:style-name="P13"><text:span text:style-name="T11">N</text:span><text:span text:style-name="T12">e pas mettre de «</text:span><text:span text:style-name="T9">"</text:span><text:span text:style-name="T12">» dans le texte</text:span></text:p>
      <text:p text:style-name="P19"/>
      <text:p text:style-name="P20">Ajouter un Bloc :</text:p>
      <text:p text:style-name="P21">vous devez :</text:p>
      <text:p text:style-name="P21">- allez dans le fichier index</text:p>
      <text:p text:style-name="P21"/>
      <text:p text:style-name="P22">- <text:span text:style-name="T2">chercher le mots «engagement-block» avec ctr + f</text:span></text:p>
      <text:p text:style-name="P22"/>
      <text:p text:style-name="P21">- <text:span text:style-name="T13">copier le bloc precedent (le mettre en dessous du dernier bloc créer (sauf si il faut changer l’ordre ! Car il faudra changer l’ordre des lignes dans le fichier «</text:span><text:span text:style-name="T2">texte_Block.js» </text:span><text:span text:style-name="T13">si vous changer l’ordre)</text:span></text:p>
      <text:p text:style-name="P21"/>
      <text:p text:style-name="P21">- <text:span text:style-name="T13">puis changer le nom </text:span><text:span text:style-name="T14">du nouveau bloc</text:span></text:p>
      <text:p text:style-name="P23"/>
      <text:p text:style-name="P24">exemple prendre «<text:span text:style-name="T15">&lt;div class="engagement-block"&gt;Éthique&lt;/div&gt;</text:span>»</text:p>
      <text:p text:style-name="P25">&lt;div class="align-video-boxes"&gt;</text:p>
      <text:p text:style-name="P25"><text:soft-page-break/><text:s text:c="6"/>&lt;!-- Tous les blocs engagements --&gt;</text:p>
      <text:p text:style-name="P25"><text:s text:c="6"/>&lt;div class="engagement-block"&gt;Innovation&lt;/div&gt;</text:p>
      <text:p text:style-name="P25"><text:s text:c="6"/>&lt;div class="engagement-block"&gt;Durabilité&lt;/div&gt;</text:p>
      <text:p text:style-name="P25"><text:s text:c="6"/>&lt;div class="engagement-block"&gt;Simplicité&lt;/div&gt;</text:p>
      <text:p text:style-name="P25"><text:s text:c="6"/>&lt;div class="engagement-block"&gt;Esthétique&lt;/div&gt;</text:p>
      <text:p text:style-name="P25"><text:s text:c="6"/>&lt;div class="engagement-block"&gt;Collaboration&lt;/div&gt;</text:p>
      <text:p text:style-name="P25"><text:s text:c="6"/>&lt;div class="engagement-block"&gt;Technologie&lt;/div&gt;</text:p>
      <text:p text:style-name="P25"><text:s text:c="6"/>&lt;div class="engagement-block"&gt;Responsabilité&lt;/div&gt;</text:p>
      <text:p text:style-name="P25"><text:s text:c="6"/>&lt;div class="engagement-block"&gt;Adaptabilité&lt;/div&gt;</text:p>
      <text:p text:style-name="P25"><text:s text:c="6"/>&lt;div class="engagement-block"&gt;Performance&lt;/div&gt;</text:p>
      <text:p text:style-name="P25"><text:s text:c="6"/><text:span text:style-name="T15">&lt;div class="engagement-block"&gt;Éthique&lt;/div&gt;</text:span></text:p>
      <text:p text:style-name="P25"><text:span text:style-name="T15"><text:s text:c="5"/></text:span><text:span text:style-name="T16">&lt;div class="engagement-block"&gt;</text:span><text:span text:style-name="T17">Mettre titre ICI</text:span><text:span text:style-name="T16">&lt;/div&gt; </text:span></text:p>
      <text:p text:style-name="P26"/>
      <text:p text:style-name="P25"><text:s text:c="2"/>&lt;/div&gt;</text:p>
      <text:p text:style-name="P25"/>
      <text:p text:style-name="P27"><text:span text:style-name="T18">Après cela </text:span><text:span text:style-name="T1"><text:s/></text:span><text:span text:style-name="T18">pour avoir le texte qui s’affiche au survol de la souris</text:span></text:p>
      <text:p text:style-name="P27"/>
      <text:p text:style-name="P27"><text:span text:style-name="T1">- aller dans le fichier </text:span><text:span text:style-name="T2">texte_Block.js (qui est dans : js/texte_Block.js)</text:span></text:p>
      <text:p text:style-name="P27"/>
      <text:p text:style-name="P28">- <text:span text:style-name="T2">chercher le mots «const extraTexts» avec ctr + f</text:span></text:p>
      <text:p text:style-name="P28"/>
      <text:p text:style-name="P29">- <text:span text:style-name="T19">ajouter une «,» juste après le «</text:span><text:span text:style-name="T17">"</text:span><text:span text:style-name="T19">»</text:span><text:span text:style-name="T18"> de la derniere ligne du texte écrite</text:span></text:p>
      <text:p text:style-name="P30">exemple : </text:p>
      <text:p text:style-name="P29">«"Co-créer avec transparence et intégrité, en respectant les normes de qualité et de sécurité."<text:span text:style-name="T17">,</text:span>»</text:p>
      <text:p text:style-name="P29"/>
      <text:p text:style-name="P29">- <text:span text:style-name="T18">sauter une ligne</text:span></text:p>
      <text:p text:style-name="P29"><text:soft-page-break/>- <text:span text:style-name="T18">mettre «</text:span><text:span text:style-name="T20">"</text:span><text:span text:style-name="T18">» puis le </text:span><text:span text:style-name="T21">texte voulue </text:span><text:span text:style-name="T18">et refermer avec «</text:span><text:span text:style-name="T20">"</text:span><text:span text:style-name="T18">»</text:span></text:p>
      <text:p text:style-name="P29"/>
      <text:p text:style-name="P31">exemple :</text:p>
      <text:p text:style-name="P32">const extraTexts = [</text:p>
      <text:p text:style-name="P32"><text:s text:c="7"/><text:span text:style-name="T8">Bloc precedent ...</text:span></text:p>
      <text:p text:style-name="P32"><text:s text:c="8"/>"Concevoir des produits non seulement esthétiques, mais aussi performants et durables.",</text:p>
      <text:p text:style-name="P32"><text:s text:c="8"/>"Co-créer avec transparence et intégrité, en respectant les normes de qualité et de sécurité."<text:span text:style-name="T17">,</text:span></text:p>
      <text:p text:style-name="P33"><text:tab/><text:span text:style-name="T20">"</text:span><text:span text:style-name="T12">Test du nouveau bloc</text:span><text:span text:style-name="T20">" </text:span></text:p>
      <text:p text:style-name="P32"><text:s text:c="4"/>]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1:20:08.560608300</meta:creation-date>
    <meta:generator>LibreOffice/25.2.4.3$Windows_X86_64 LibreOffice_project/33e196637044ead23f5c3226cde09b47731f7e27</meta:generator>
    <dc:date>2025-06-25T14:08:34.425327700</dc:date>
    <meta:editing-duration>PT2H3M31S</meta:editing-duration>
    <meta:editing-cycles>12</meta:editing-cycles>
    <meta:document-statistic meta:table-count="0" meta:image-count="0" meta:object-count="0" meta:page-count="5" meta:paragraph-count="84" meta:word-count="574" meta:character-count="4426" meta:non-whitespace-character-count="3701"/>
  </office:meta>
</office:document-meta>
</file>